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3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5.77mm"/>
    </style:style>
    <style:style style:name="co5" style:family="table-column">
      <style:table-column-properties fo:break-before="auto" style:column-width="156.03mm"/>
    </style:style>
    <style:style style:name="co6" style:family="table-column">
      <style:table-column-properties fo:break-before="auto" style:column-width="156.58mm"/>
    </style:style>
    <style:style style:name="co7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</style:style>
    <style:style style:name="ce2" style:family="table-cell" style:parent-style-name="Default" style:data-style-name="N36">
      <style:table-cell-properties fo:border="0.06pt solid #000000"/>
    </style:style>
    <style:style style:name="ce3" style:family="table-cell" style:parent-style-name="Default">
      <style:table-cell-properties fo:background-color="#00ccff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Vamshi Krishna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Pooja " table:style-name="ta1">
        <table:table-column table:style-name="co3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Basava prasad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Shrishail S" table:style-name="ta1">
        <table:table-column table:style-name="co3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Sachu George" table:style-name="ta1"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0" calcext:value-type="date">
            <text:p>10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3" calcext:value-type="date">
            <text:p>13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4" calcext:value-type="date">
            <text:p>14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6" calcext:value-type="date">
            <text:p>16/08/2018</text:p>
          </table:table-cell>
          <table:table-cell table:style-name="ce4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khil" table:style-name="ta1">
        <table:table-column table:style-name="co3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2">
          <table:table-cell table:style-name="ce2" office:value-type="date" office:date-value="2018-08-10" calcext:value-type="date">
            <text:p>10/08/2018</text:p>
          </table:table-cell>
          <table:table-cell table:style-name="ce7" office:value-type="string" calcext:value-type="string">
            <text:p>1. U-boot built </text:p>
            <text:p>2. ARM compiler tool chain analysis</text:p>
            <text:p>3. Re verification on assignment given by sri kumar</text:p>
          </table:table-cell>
        </table:table-row>
        <table:table-row table:style-name="ro3">
          <table:table-cell table:style-name="ce2" office:value-type="date" office:date-value="2018-08-13" calcext:value-type="date">
            <text:p>13/08/2018</text:p>
          </table:table-cell>
          <table:table-cell table:style-name="ce7" office:value-type="string" calcext:value-type="string">
            <text:p>1. ncurses document analysis</text:p>
            <text:p>2. Linux kernel built with all debug options</text:p>
          </table:table-cell>
        </table:table-row>
        <table:table-row table:style-name="ro3">
          <table:table-cell table:style-name="ce2" office:value-type="date" office:date-value="2018-08-14" calcext:value-type="date">
            <text:p>14/08/2018</text:p>
          </table:table-cell>
          <table:table-cell table:style-name="ce7" office:value-type="string" calcext:value-type="string">
            <text:p>1. ncurses library understanding</text:p>
            <text:p>2. procfs kernel internals analysis</text:p>
          </table:table-cell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7"/>
        </table:table-row>
        <table:table-row table:style-name="ro3">
          <table:table-cell table:style-name="ce2" office:value-type="date" office:date-value="2018-08-16" calcext:value-type="date">
            <text:p>16/08/2018</text:p>
          </table:table-cell>
          <table:table-cell table:style-name="ce7" office:value-type="string" calcext:value-type="string">
            <text:p>1. Raspberry pi 3 board built with raspbian-strech.img</text:p>
            <text:p>2. ncurses APIs details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0:47:40.40831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0:59:35.333593042</dc:date>
    <meta:generator>LibreOffice/5.1.4.2$Linux_X86_64 LibreOffice_project/10m0$Build-2</meta:generator>
    <meta:editing-duration>PT14M54S</meta:editing-duration>
    <meta:editing-cycles>18</meta:editing-cycles>
    <meta:document-statistic meta:table-count="7" meta:cell-count="53" meta:object-count="0"/>
  </office:meta>
</office:document-meta>
</file>